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0" style:family="paragraph" style:parent-style-name="Text_20_body">
      <style:paragraph-properties fo:text-align="center" style:justify-single-word="false"/>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text-properties fo:language="en" fo:country="US"/>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cm" fo:margin-right="0cm" fo:text-align="center" style:justify-single-word="false" fo:text-indent="0cm" style:auto-text-indent="false"/>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paragraph-properties fo:margin-left="0cm" fo:margin-right="0cm" fo:text-align="justify" style:justify-single-word="false" fo:text-indent="0cm" style:auto-text-indent="false"/>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Footnote">
      <style:text-properties fo:font-style="normal" style:font-style-asian="normal" style:font-style-complex="normal"/>
    </style:style>
    <style:style style:name="P146" style:family="paragraph" style:parent-style-name="Text_20_body">
      <style:paragraph-properties loext:contextual-spacing="false" fo:margin-top="0cm" fo:margin-bottom="0.212cm" fo:text-align="justify" style:justify-single-word="false"/>
      <style:text-properties fo:language="en" fo:country="US"/>
    </style:style>
    <style:style style:name="P14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8" style:family="paragraph" style:parent-style-name="Standard">
      <style:text-properties fo:font-style="italic" style:font-style-asian="italic" style:font-style-complex="italic"/>
    </style:style>
    <style:style style:name="P149" style:family="paragraph" style:parent-style-name="Heading_20_1">
      <style:paragraph-properties fo:margin-left="0cm" fo:margin-right="0cm" fo:text-align="center" style:justify-single-word="false" fo:text-indent="0.499cm" style:auto-text-indent="false"/>
    </style:style>
    <style:style style:name="P150" style:family="paragraph" style:parent-style-name="Heading_20_2">
      <style:text-properties fo:language="en" fo:country="US"/>
    </style:style>
    <style:style style:name="P151" style:family="paragraph" style:parent-style-name="Heading_20_2">
      <style:paragraph-properties fo:text-align="justify" style:justify-single-word="false"/>
    </style:style>
    <style:style style:name="P152" style:family="paragraph" style:parent-style-name="Heading_20_3">
      <style:text-properties fo:language="ru" fo:country="RU"/>
    </style:style>
    <style:style style:name="P15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5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160" style:family="paragraph" style:parent-style-name="Text_20_body">
      <style:paragraph-properties fo:margin-left="0cm" fo:margin-right="0cm" fo:text-align="justify"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8">Дайсон.</text:span></text:p>
      <text:p text:style-name="P77"><text:span text:style-name="T8">– </text:span><text:span text:style-name="T58">Сколько тебе лет?</text:span></text:p>
      <text:p text:style-name="P77"><text:span text:style-name="T8">– </text:span><text:span text:style-name="T58">Два года с начала запуска кластера.</text:span></text:p>
      <text:p text:style-name="P77"><text:span text:style-name="T8">– </text:span><text:span text:style-name="T58">Какой сейчас год?</text:span></text:p>
      <text:p text:style-name="P77"><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8">***</text:p>
      <text:p text:style-name="P13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2">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0"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0" text:outline-level="2">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5561236606801203584"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text:soft-page-break/>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0"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0" text:outline-level="2"><text:soft-page-break/>8. Стыд</text:h>
      <text:p text:style-name="P139"/>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1"/>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8"><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8"><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text:span><text:span text:style-name="T11">создания</text:span><text:span text:style-name="T11">, хоть и малость </text:span><text:span text:style-name="T11">не от мира сего</text:span><text:span text:style-name="T11">!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text:span text:style-name="T11">– </text:span><text:span text:style-name="T11">А что, мой друг, э-</text:span><text:span text:style-name="T11">э-э</text:span><text:span text:style-name="T11">…</text:span></text:p>
      <text:p text:style-name="P15"><text:soft-page-break/>– Калрус. Калрус Клодвэй. Не могу вспомнить день, когда мы подружились, – подчёркнуто вежливо ответил пегас.</text:p>
      <text:p text:style-name="P1"><text:span text:style-name="T11">– А что, мой друг Калрус, – я пропустил мимо ушей шпильку пегаса и продолжил допытываться по животрепещущей для меня теме, – не встречал </text:span><text:span text:style-name="T11">ли ты </text:span><text:span text:style-name="T11">в Эквестрии других… ммм… двуногих? Таких, как я? Только женского пола?</text:span></text:p>
      <text:p text:style-name="P15">Я подмигнул пегасу.</text:p>
      <text:p text:style-name="P15"/>
      <text:p text:style-name="P15">Мужик мужика поймёт, Анон!</text:p>
      <text:p text:style-name="P15"/>
      <text:p text:style-name="P1"><text:span text:style-name="T11">– </text:span><text:span text:style-name="T11">О-о-о, вам повезло! – оживился пегас. – Я как раз знаю о таком местечке!</text:span></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text:span><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text:span><text:span text:style-name="T49">к вашим услугам, – </text:span><text:span text:style-name="T49">продолжал</text:span><text:span text:style-name="T49"> пегас. – Ходят слухи, что </text:span><text:span text:style-name="T49">некоторы</text:span><text:span text:style-name="T49">е</text:span><text:span text:style-name="T49"> местны</text:span><text:span text:style-name="T49">е</text:span><text:span text:style-name="T49"> минотаврих</text:span><text:span text:style-name="T49">и настолько озверели, что их</text:span><text:span text:style-name="T49"> </text:span><text:span text:style-name="T49">сторонятся даже </text:span><text:span text:style-name="T49">болотные </text:span><text:span text:style-name="T49">крокодилы.</text:span></text:p>
      <text:p text:style-name="P73"/>
      <text:p text:style-name="P73">Я скосил глаз на стражника. Тот сжал губы, но надувшиеся щёки выдавали еле сдерживаемое ржание.</text:p>
      <text:p text:style-name="P1"><text:span text:style-name="T49">П</text:span><text:span text:style-name="T49">роклятье! Чёртов троллоло издевается надо мной! Лишь наше прибытие сдержало рвущиеся наружу ругательства.</text:span></text:p>
      <text:p text:style-name="P73"/>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text:span><text:span text:style-name="T1">я</text:span><text:span text:style-name="T1">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text:span><text:span text:style-name="T4">солнцезадой</text:span><text:span text:style-name="T4">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1"><text:span text:style-name="T1">Мне</text:span><text:span text:style-name="T1"> хотел</text:span><text:span text:style-name="T1">ось</text:span><text:span text:style-name="T1"> застать Селестию врасплох. Интересно, что </text:span><text:span text:style-name="T1">она </text:span><text:span text:style-name="T1">делает, когда думает, что её никто не видит? Осторожно потянув на себя кольцо, я приоткрыл половинку дверей.</text:span></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text:span><text:span text:style-name="T11">в самом деле</text:span><text:span text:style-name="T11">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47"><text:span text:style-name="T11">Селестия</text:span><text:span text:style-name="T11"> тяжко вздохнула.</text:span></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она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4">Мне печалиться не стоит</text:p><text:p text:style-name="P144">Жизнь прекрасна и полн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 —</text:p><text:p text:style-name="P144">Но друзья остались в прошлом,</text:p><text:p text:style-name="P144">Пустота пришла в мой 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text:span><text:span text:style-name="T1">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text:soft-page-break/>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35"><text:span text:style-name="T1"/></text:p>
      <text:p text:style-name="P47">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text:soft-page-break/>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text:soft-page-break/>–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64">… </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3"><text:span text:style-name="T11"/></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text:soft-page-break/>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text:soft-page-break/>– Твоё высочество<text:span text:style-name="T1">, ты, вообще, спишь по ночам? У тебя глаза красные, как у кролика-альбиноса.</text:span></text:p>
      <text:p text:style-name="P35"><text:span text:style-name="T1"/></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text:span><text:span text:style-name="T1">опекать эти племена, и сердца их наполнились любовью и заботой.</text:span></text:p>
      <text:p text:style-name="P58">Так возникли пони, олени, бизоны и многие другие.</text:p>
      <text:p text:style-name="P58"/>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text:p text:style-name="P58">– Ма-ам, а со мной связан элементаль?</text:p>
      <text:p text:style-name="P58">– Конечно, Эйприл. В каждом из нас есть её бессмертная искорка.</text:p>
      <text:p text:style-name="P58"/>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oft-page-break/><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1"><text:span text:style-name="T3"/></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8">То есть, всегда.</text:p>
      <text:p text:style-name="P58"/>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text:soft-page-break/>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3">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1"/>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text:soft-page-break/>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text:soft-page-break/>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text:soft-page-break/>–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text:soft-page-break/>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80"/>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soft-page-break/>~~~</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text:soft-page-break/>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text:soft-page-break/></text:p>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oft-page-break/><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4"/>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2"/>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8"/>
      <text:p text:style-name="Standard"><text:span text:style-name="T20">P.S. Мне тебя не хватает. Сильно.</text:span><text:span text:style-name="T54">»</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3">Когорта <text:span text:style-name="T51">–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3">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1"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3">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text:soft-page-break/>24. Навсегда. И всегда.</text:h>
      <text:p text:style-name="P129"/>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3">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oft-page-break/><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3"/>
      <text:p text:style-name="P47">И прежде чем я успел что-либо осмыслить, из дальнего закутка моей души вырвался ответ.</text:p>
      <text:p text:style-name="P93"/>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3"/>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3">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2"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soft-page-break/>…</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text:soft-page-break/>– Я не сержусь… На Дискорда трудно не злиться… Он так себя ведёт, потому что его это… эмм… <text:s/>забавляет.</text:p>
      <text:p text:style-name="P3"/>
      <text:p text:style-name="P130">***</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 Што ты решил, Анон?</text:p>
      <text:p text:style-name="P96">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7"/>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6">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50" text:outline-level="2">2<text:span text:style-name="T1">9</text:span>. Отбытие</text:h>
      <text:p text:style-name="P114"/>
      <text:p text:style-name="P101"><text:span text:style-name="T11">– </text:span>Оп-па! – пробормотала Эпплджек. – Нежданчик!</text:p>
      <text:p text:style-name="P101"><text:soft-page-break/>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text:soft-page-break/>–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6"/>
      <text:p text:style-name="P121">Или драконикус — гениальный актёр, или… ?</text:p>
      <text:p text:style-name="P121"/>
      <text:p text:style-name="P121">Я вернулся к драконикусу и уселся на стул напротив него.</text:p>
      <text:p text:style-name="P121"><text:span text:style-name="T11">– Р</text:span>ассказывай.</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1">У драконикуса глаза полезли на лоб.</text:p>
      <text:p text:style-name="P121"><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
      <text:p text:style-name="P121">Я задумался. Драконикус, похоже, говорил искренне. Но кто тогда всё это время играл с нами, <text:span text:style-name="T26">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4"/>
      <text:p text:style-name="P124">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1"/>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
      <text:p text:style-name="P123">«…<text:span text:style-name="T26">Будь храбр. Будь стоек. Будь силён. Что бы ни случилось, помни: Эквестрия с тобой. Эквестрия в тебе. Навсегда. И всегда…»</text:span></text:p>
      <text:p text:style-name="P125"/>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soft-page-break/>…</text:p>
      <text:p text:style-name="P121"/>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1"/>
      <text:p text:style-name="P121">…ограда края крыши промелькнула под нами…</text:p>
      <text:p text:style-name="P126"/>
      <text:p text:style-name="P121"><text:span text:style-name="T11">–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5"/>
      <text:p text:style-name="P137">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
      <text:p text:style-name="P132">ХА-ХА-ХА!</text:p>
      <text:p text:style-name="P132"/>
      <text:p text:style-name="P132">Прямо как сейчас. Как говорится, найди десять отличий.</text:p>
      <text:p text:style-name="P132">Вот только… Только Дэш была бы жива…</text:p>
      <text:p text:style-name="P136">Я тяжело вздохнул.</text:p>
      <text:p text:style-name="P136"/>
      <text:p text:style-name="P136">…</text:p>
      <text:p text:style-name="P136"/>
      <text:p text:style-name="P13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1"><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text:soft-page-break/>– Не знаю. Может, ему фунты и ярды больше нравятся.</text:p>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6">.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5">–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истерически расхохотался.</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6">Спустив пар, я скептически хмыкнул.</text:p>
      <text:p text:style-name="P106">–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7"/>
      <text:p text:style-name="P107">Я подозрительно посмотрел на Анакорна.</text:p>
      <text:p text:style-name="P107"/>
      <text:p text:style-name="P106"><text:span text:style-name="T18">– </text:span><text:span text:style-name="T51">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2">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0">–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2"/>
      <text:h text:style-name="Heading_20_2" text:outline-level="2">Эпилог. Земля</text:h>
      <text:p text:style-name="P113"/>
      <text:p text:style-name="P119">Звон будильника чуть не проломил башку. Я открыл глаза. </text:p>
      <text:p text:style-name="P119"/>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07T00:03:33.58</dc:date>
    <meta:editing-duration>P151DT16H2M24S</meta:editing-duration>
    <meta:editing-cycles>9662</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6" meta:paragraph-count="4836" meta:word-count="106804" meta:character-count="679160"/>
  </office:meta>
</office:document-meta>
</file>